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" svg:font-family="'times new'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2">
      <style:paragraph-properties fo:line-height="150%" fo:text-align="start" style:justify-single-word="false"/>
      <style:text-properties officeooo:rsid="000f4cbd" officeooo:paragraph-rsid="000f4cbd"/>
    </style:style>
    <style:style style:name="P2" style:family="paragraph" style:parent-style-name="Standard" style:list-style-name="L2">
      <style:paragraph-properties fo:line-height="150%" fo:text-align="start" style:justify-single-word="false"/>
      <style:text-properties officeooo:rsid="000f4cbd" officeooo:paragraph-rsid="0012c00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officeooo:rsid="000f4cbd" officeooo:paragraph-rsid="000f4cbd" style:font-size-asian="22pt" style:font-size-complex="2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f4cbd" officeooo:paragraph-rsid="000f4cb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rsid="000f4cbd" officeooo:paragraph-rsid="000f4cb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officeooo:rsid="000f4cbd" officeooo:paragraph-rsid="0012c00a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f4cbd" officeooo:paragraph-rsid="0012c00a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5pt" officeooo:rsid="0010e192" officeooo:paragraph-rsid="0010e192" style:font-size-asian="15pt" style:font-size-complex="15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5pt" officeooo:rsid="0012c00a" officeooo:paragraph-rsid="0012c00a" style:font-size-asian="15pt" style:font-size-complex="15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5pt" officeooo:rsid="0013a0cf" officeooo:paragraph-rsid="0013a0cf" style:font-size-asian="15pt" style:font-size-complex="15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5pt" officeooo:rsid="00148b36" officeooo:paragraph-rsid="00148b36" style:font-size-asian="15pt" style:font-size-complex="15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Times new roman" officeooo:rsid="0012c00a" officeooo:paragraph-rsid="0012c00a"/>
    </style:style>
    <style:style style:name="P13" style:family="paragraph" style:parent-style-name="Standard" style:list-style-name="L6">
      <style:paragraph-properties fo:line-height="150%" fo:text-align="start" style:justify-single-word="false"/>
      <style:text-properties style:font-name="Times new roman" officeooo:rsid="0012c00a" officeooo:paragraph-rsid="0012c00a"/>
    </style:style>
    <style:style style:name="P14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12pt" officeooo:rsid="0013a0cf" officeooo:paragraph-rsid="00157817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officeooo:rsid="00148b36" officeooo:paragraph-rsid="00148b36"/>
    </style:style>
    <style:style style:name="P16" style:family="paragraph" style:parent-style-name="Standard" style:list-style-name="L8">
      <style:paragraph-properties fo:line-height="150%" fo:text-align="start" style:justify-single-word="false"/>
      <style:text-properties style:font-name="Times new roman" officeooo:rsid="00148b36" officeooo:paragraph-rsid="00148b36"/>
    </style:style>
    <style:style style:name="P17" style:family="paragraph" style:parent-style-name="Text_20_body" style:list-style-name="L8">
      <style:paragraph-properties fo:line-height="150%" fo:text-align="start" style:justify-single-word="false"/>
      <style:text-properties style:font-name="Times new roman" officeooo:rsid="00148b36" officeooo:paragraph-rsid="00148b36"/>
    </style:style>
    <style:style style:name="T1" style:family="text">
      <style:text-properties officeooo:rsid="000f4cb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font-style="italic" officeooo:rsid="0012c00a" style:font-style-asian="italic" style:font-style-complex="italic"/>
    </style:style>
    <style:style style:name="T5" style:family="text">
      <style:text-properties style:font-name="Times new roman" officeooo:rsid="0010e192"/>
    </style:style>
    <style:style style:name="T6" style:family="text">
      <style:text-properties style:font-name="Times new roman" officeooo:rsid="0012c00a"/>
    </style:style>
    <style:style style:name="T7" style:family="text">
      <style:text-properties officeooo:rsid="0010e19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officeooo:rsid="0010e192" style:font-weight-asian="bold" style:font-weight-complex="bold"/>
    </style:style>
    <style:style style:name="T10" style:family="text">
      <style:text-properties officeooo:rsid="0012c00a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12c00a" style:font-size-asian="15pt" style:font-size-complex="15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0e192" style:font-style-asian="italic" style:font-weight-asian="normal" style:font-style-complex="italic" style:font-weight-complex="normal"/>
    </style:style>
    <style:style style:name="T15" style:family="text">
      <style:text-properties officeooo:rsid="00157817"/>
    </style:style>
    <style:style style:name="T16" style:family="text">
      <style:text-properties officeooo:rsid="0016c2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kumentácia 3Dmol.js</text:p>
      <text:p text:style-name="P4"/>
      <text:p text:style-name="P5">3Dmol.js je objektovo orientovaná JavaScriptová knižnica, ktorá umožňuje vizualizovať molekuly uložené vo formáte PDB (Protein Data Bank). Táto knižnica je navrhnutá tak, aby bola intuitívna a ľahko integrovaná do webových aplikácií.</text:p>
      <text:p text:style-name="P5"/>
      <text:p text:style-name="P8">Funkcionalita:</text:p>
      <text:list text:style-name="L2">
        <text:list-item>
          <text:p text:style-name="P1"><text:span text:style-name="Strong_20_Emphasis"><text:span text:style-name="T3">Vizualizácia molekúl:</text:span></text:span><text:span text:style-name="T2"> Dokáže vyobraziť ľubovoľnú molekulu z PDB súboru v 3D prostredí.</text:span></text:p>
        </text:list-item>
        <text:list-item>
          <text:p text:style-name="P2"><text:span text:style-name="Strong_20_Emphasis"><text:span text:style-name="T3">Interaktivita:</text:span></text:span><text:span text:style-name="T2"> Podporuje interakciu s jednotlivými atómami a rezíduami. </text:span></text:p>
        </text:list-item>
        <text:list-item>
          <text:p text:style-name="P2"><text:span text:style-name="T4">Informácie</text:span><text:span text:style-name="T6">: </text:span><text:span text:style-name="T5">Poskytuje podrobné informácie o atómoch napríklad: 1. Typ atómu (napr. C, N, O).</text:span></text:p>
        </text:list-item>
      </text:list>
      <text:p text:style-name="P5"><text:span text:style-name="T7"><text:tab/><text:tab/><text:tab/><text:tab/><text:tab/><text:tab/> <text:s text:c="4"/><text:tab/><text:tab/> <text:s text:c="3"/><text:tab/><text:tab/>2. Rezíduum (názov a číslo).</text:span></text:p>
      <text:p text:style-name="P5"><text:span text:style-name="T7"><text:tab/><text:tab/><text:tab/><text:tab/><text:tab/><text:tab/><text:tab/> <text:tab/> <text:s text:c="3"/><text:tab/><text:tab/>3. Reťazec ku ktorému <text:tab/><text:tab/><text:tab/><text:tab/><text:tab/><text:tab/><text:tab/><text:tab/><text:tab/><text:tab/> <text:s text:c="15"/>rezíduum patrí</text:span></text:p>
      <text:list text:style-name="L3">
        <text:list-item>
          <text:p text:style-name="P7"><text:span text:style-name="T13">Š</text:span><text:span text:style-name="T14">týl vyobrazenia:</text:span><text:span text:style-name="T9"> </text:span><text:span text:style-name="T7">Knižnica poskytuje možnosť prispôsobiť vzhľad molekúl, naprí</text:span><text:span text:style-name="T10">klad</text:span><text:span text:style-name="T7"> my sme <text:tab/><text:tab/><text:tab/> <text:s text:c="4"/>pre náš projekt </text:span><text:span text:style-name="T10">požadovali</text:span><text:span text:style-name="T7"> štýl cartoon, </text:span><text:span text:style-name="T10">pretože je prehľadný.</text:span><text:tab/><text:tab/><text:tab/><text:tab/><text:tab/><text:tab/></text:p>
        </text:list-item>
      </text:list>
      <text:p text:style-name="P6"><text:span text:style-name="T12">Prečo použiť 3Dmol.js ?</text:span><text:span text:style-name="T11"> <text:s text:c="3"/></text:span><text:s text:c="2"/></text:p>
      <text:list text:style-name="L1">
        <text:list-item>
          <text:p text:style-name="P12"><text:span text:style-name="Strong_20_Emphasis"><text:span text:style-name="T13">Jednoduché aplikovanie:</text:span></text:span><text:span text:style-name="T13"> </text:span>Stačí ju importovať do HTML súboru a môžete ju okamžite použiť.</text:p>
        </text:list-item>
        <text:list-item>
          <text:p text:style-name="P12"><text:span text:style-name="Strong_20_Emphasis"><text:span text:style-name="T13">Flexibilita:</text:span></text:span><text:span text:style-name="T13"> </text:span>Podpora viacerých formátov molekúl (napr. PDB, <text:span text:style-name="T15">SDF</text:span>).</text:p>
        </text:list-item>
        <text:list-item>
          <text:p text:style-name="P12"><text:span text:style-name="Strong_20_Emphasis"><text:span text:style-name="T13">Aktívna komunita:</text:span></text:span> Stále aktualizovaná a podporovaná komunita vývojárov.</text:p>
        </text:list-item>
      </text:list>
      <text:p text:style-name="P5"><text:s/></text:p>
      <text:p text:style-name="P11">Prečo sme <text:span text:style-name="T15">uprednostili 3Dmol.js pred inými knižnicami</text:span> v <text:span text:style-name="T15">našom</text:span> projekte ?</text:p>
      <text:list text:style-name="L8">
        <text:list-item>
          <text:p text:style-name="P17">Nemá problémy s vizualizáciou jednotlivých aj viacerých rezíduí <text:span text:style-name="T16">naraz.</text:span></text:p>
        </text:list-item>
        <text:list-item>
          <text:p text:style-name="P16">Podporuje export molekúl a ich vizualizovaných častí priamo do <text:span text:style-name="Strong_20_Emphasis"><text:span text:style-name="T8">PNG</text:span></text:span> formátu.</text:p>
        </text:list-item>
      </text:list>
      <text:p text:style-name="P15"/>
      <text:p text:style-name="P9">Požiadavky na použitie:</text:p>
      <text:list text:style-name="L6">
        <text:list-item>
          <text:p text:style-name="P13">Webový prehliadač, ktorý podporuje JavaScript a WebGL.</text:p>
        </text:list-item>
        <text:list-item>
          <text:p text:style-name="P13">Samotná knižnica 3Dmol.js, ktorú stačí naimportovať.</text:p>
        </text:list-item>
        <text:list-item>
          <text:p text:style-name="P13"/>
        </text:list-item>
      </text:list>
      <text:p text:style-name="P10">Oficiálna dokumentácia: </text:p>
      <text:list text:style-name="L7">
        <text:list-item>
          <text:p text:style-name="P14"><text:a xlink:type="simple" xlink:href="https://3dmol.org/doc/index.html" text:style-name="Internet_20_link" text:visited-style-name="Visited_20_Internet_20_Link">https://3dmol.org/doc/index.html</text:a>, <text:span text:style-name="T1">https://github.com/3dmol/3Dmol.j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" svg:font-family="'times new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0:47:08.735867139</meta:creation-date>
    <dc:date>2025-01-24T02:30:39.787359606</dc:date>
    <meta:editing-duration>PT48M3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96" meta:character-count="1511" meta:non-whitespace-character-count="1266"/>
  </office:meta>
</office:document-meta>
</file>